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A4000003DA86633CA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icar Dominio</text:p>
      <text:p text:style-name="P1"/>
      <text:p text:style-name="P1"><draw:frame draw:style-name="fr1" draw:name="graphics1" text:anchor-type="paragraph" svg:width="18.221cm" svg:height="22.934cm" draw:z-index="0"><draw:image xlink:href="Pictures/10000000000003A4000003DA86633C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</meta:initial-creator>
    <meta:creation-date>2011-12-23T00:24:50</meta:creation-date>
    <meta:generator>LibreOffice/3.4$Unix LibreOffice_project/340m1$Build-402</meta:generator>
    <dc:date>2011-12-24T20:50:41</dc:date>
    <dc:creator>Sebastián </dc:creator>
    <meta:editing-duration>PT26M33S</meta:editing-duration>
    <meta:editing-cycles>2</meta:editing-cycles>
    <meta:document-statistic meta:table-count="0" meta:image-count="1" meta:object-count="0" meta:page-count="1" meta:paragraph-count="1" meta:word-count="2" meta:character-count="17" meta:non-whitespace-character-count="16"/>
  </office:meta>
</office:document-meta>
</file>